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officeooo:rsid="001fa0ea" officeooo:paragraph-rsid="001fa0ea" style:font-size-asian="12pt" style:font-size-complex="12pt"/>
    </style:style>
    <style:style style:name="P4" style:family="paragraph" style:parent-style-name="Table_20_Contents">
      <style:text-properties style:font-name="Arial1" fo:font-size="12pt" officeooo:rsid="001fa0ea" officeooo:paragraph-rsid="00217b13" style:font-size-asian="12pt" style:font-size-complex="12pt"/>
    </style:style>
    <style:style style:name="P5" style:family="paragraph" style:parent-style-name="Table_20_Contents">
      <style:text-properties style:font-name="Arial1" fo:font-size="12pt" officeooo:rsid="00217b13" officeooo:paragraph-rsid="00217b13" style:font-size-asian="12pt" style:font-size-complex="12pt"/>
    </style:style>
    <style:style style:name="P6" style:family="paragraph" style:parent-style-name="Table_20_Contents">
      <style:text-properties style:font-name="Arial1" fo:font-size="12pt" officeooo:rsid="0021ee94" officeooo:paragraph-rsid="001d3a60" style:font-size-asian="12pt" style:font-size-complex="12pt"/>
    </style:style>
    <style:style style:name="P7" style:family="paragraph" style:parent-style-name="Table_20_Contents">
      <style:text-properties style:font-name="Arial1" fo:font-size="12pt" officeooo:rsid="0021ee94" officeooo:paragraph-rsid="0021ee94" style:font-size-asian="12pt" style:font-size-complex="12pt"/>
    </style:style>
    <style:style style:name="P8" style:family="paragraph" style:parent-style-name="Table_20_Contents">
      <style:text-properties style:font-name="Arial1" fo:font-size="12pt" officeooo:rsid="0022a16e" officeooo:paragraph-rsid="001d3a60" style:font-size-asian="12pt" style:font-size-complex="12pt"/>
    </style:style>
    <style:style style:name="P9" style:family="paragraph" style:parent-style-name="Table_20_Contents">
      <style:text-properties style:font-name="Arial1" fo:font-size="12pt" officeooo:rsid="0022a16e" officeooo:paragraph-rsid="0022a16e" style:font-size-asian="12pt" style:font-size-complex="12pt"/>
    </style:style>
    <style:style style:name="P10" style:family="paragraph" style:parent-style-name="Table_20_Contents">
      <style:text-properties style:font-name="Arial1" fo:font-size="12pt" officeooo:rsid="002491f6" officeooo:paragraph-rsid="002491f6" style:font-size-asian="12pt" style:font-size-complex="12pt"/>
    </style:style>
    <style:style style:name="P11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13" style:family="paragraph" style:parent-style-name="Standard">
      <style:text-properties style:font-name="Arial" fo:font-size="12pt" officeooo:paragraph-rsid="001ed414" style:font-size-asian="12pt" style:font-name-complex="Arial2" style:font-size-complex="12pt"/>
    </style:style>
    <style:style style:name="P14" style:family="paragraph" style:parent-style-name="Standard">
      <style:text-properties style:font-name="Arial" fo:font-size="12pt" officeooo:paragraph-rsid="002491f6" style:font-size-asian="12pt" style:font-name-complex="Arial2" style:font-size-complex="12pt"/>
    </style:style>
    <style:style style:name="P15" style:family="paragraph" style:parent-style-name="Table_20_Contents" style:list-style-name="L1">
      <style:text-properties style:font-name="Arial1" fo:font-size="12pt" officeooo:rsid="00217b13" officeooo:paragraph-rsid="00217b13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officeooo:rsid="001fa0ea"/>
    </style:style>
    <style:style style:name="T6" style:family="text">
      <style:text-properties officeooo:rsid="0020ceb8"/>
    </style:style>
    <style:style style:name="T7" style:family="text">
      <style:text-properties officeooo:rsid="00217b13"/>
    </style:style>
    <style:style style:name="T8" style:family="text">
      <style:text-properties officeooo:rsid="002491f6"/>
    </style:style>
    <style:style style:name="T9" style:family="text">
      <style:text-properties officeooo:rsid="0025cc13"/>
    </style:style>
    <style:style style:name="T10" style:family="text">
      <style:text-properties officeooo:rsid="0025df51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7" svg:width="13.625cm" svg:height="2.426cm" svg:x="-1.242cm" svg:y="-3.694cm"><draw:text-box><text:p><text:span text:style-name="T12">Engineer-Trio</text:span></text:p><text:p><text:span text:style-name="T12">Protokoll</text:span></text:p><text:p><text:span text:style-name="T12">Status-Report 2</text:span></text:p></draw:text-box></draw:frame>Datum: <text:span text:style-name="T5">13</text:span><text:span text:style-name="T3">.0</text:span><text:span text:style-name="T5">6</text:span><text:span text:style-name="T3">.2022</text:span></text:p>
      <text:p text:style-name="P1">Uhrzeit: <text:span text:style-name="T5">16:00 – </text:span><text:span text:style-name="T8">16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11">Daniel Drescher (Scrum Master), Taylan Özdabak (Teammitglied), Serhat Güler (Teammitglied)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071799031712">
          <table:table-cell table:style-name="Table1.A7" office:value-type="string">
            <text:p text:style-name="P3">16:00</text:p>
          </table:table-cell>
          <table:table-cell table:style-name="Table1.B7" office:value-type="string">
            <text:p text:style-name="P4">Top 1: Kurse mit Lessons gefüllt <text:span text:style-name="T6">nicht erreicht </text:span></text:p>
            <text:p text:style-name="P4"><text:span text:style-name="T7">(Java und JS haben nur 8 Kurse und Python nur 3 Kurse</text:span><text:span text:style-name="T6">)</text:span></text:p>
          </table:table-cell>
          <table:table-cell table:style-name="Table1.C2" office:value-type="string">
            <text:p text:style-name="P12">T.Ö, S.G, <text:span text:style-name="T4">D.D</text:span></text:p>
          </table:table-cell>
        </table:table-row>
        <table:table-row table:style-name="TableLine2071799027392">
          <table:table-cell table:style-name="Table1.A3" office:value-type="string">
            <text:p text:style-name="P6">16:10</text:p>
          </table:table-cell>
          <table:table-cell table:style-name="Table1.B3" office:value-type="string">
            <text:p text:style-name="P5">Code execution funktioniert</text:p>
          </table:table-cell>
          <table:table-cell table:style-name="Table1.C3" office:value-type="string">
            <text:p text:style-name="P13">T.Ö, S.G, <text:span text:style-name="T4">D.D</text:span></text:p>
          </table:table-cell>
        </table:table-row>
        <table:table-row table:style-name="TableLine2071799034592">
          <table:table-cell table:style-name="Table1.A7" office:value-type="string">
            <text:p text:style-name="P7">16:15</text:p>
          </table:table-cell>
          <table:table-cell table:style-name="Table1.B7" office:value-type="string">
            <text:p text:style-name="P5">Top 2: Course Progress erreicht</text:p>
            <text:p text:style-name="P5"/>
            <text:list xml:id="list39008608" text:style-name="L1">
              <text:list-item>
                <text:p text:style-name="P15">Progress</text:p>
              </text:list-item>
              <text:list-item>
                <text:p text:style-name="P15">Achievements</text:p>
              </text:list-item>
              <text:list-item>
                <text:p text:style-name="P15">XP</text:p>
              </text:list-item>
              <text:list-item>
                <text:p text:style-name="P15">Complete indikator</text:p>
              </text:list-item>
            </text:list>
          </table:table-cell>
          <table:table-cell table:style-name="Table1.C4" office:value-type="string">
            <text:p text:style-name="P13">T.Ö, S.G, <text:span text:style-name="T4">D.D</text:span></text:p>
          </table:table-cell>
        </table:table-row>
        <table:table-row table:style-name="TableLine2071806177632">
          <table:table-cell table:style-name="Table1.A7" office:value-type="string">
            <text:p text:style-name="P7">16:25</text:p>
          </table:table-cell>
          <table:table-cell table:style-name="Table1.B7" office:value-type="string">
            <text:p text:style-name="P5">Status Report 2 präsentiert</text:p>
          </table:table-cell>
          <table:table-cell table:style-name="Table1.C5" office:value-type="string">
            <text:p text:style-name="P13">T.Ö, S.G, <text:span text:style-name="T4">D.D</text:span></text:p>
          </table:table-cell>
        </table:table-row>
        <table:table-row table:style-name="TableLine2071806171872">
          <table:table-cell table:style-name="Table1.A7" office:value-type="string">
            <text:p text:style-name="P7">16:30</text:p>
          </table:table-cell>
          <table:table-cell table:style-name="Table1.B7" office:value-type="string">
            <text:p text:style-name="P5">Code Editor mit Zeilennummern und Syntax-Highlighting <text:span text:style-name="T10">funktioniert</text:span></text:p>
          </table:table-cell>
          <table:table-cell table:style-name="Table1.C6" office:value-type="string">
            <text:p text:style-name="P13">T.Ö, S.G, <text:span text:style-name="T4">D.D</text:span></text:p>
          </table:table-cell>
        </table:table-row>
        <table:table-row table:style-name="TableLine2071806165248">
          <table:table-cell table:style-name="Table1.A7" office:value-type="string">
            <text:p text:style-name="P7">16:<text:span text:style-name="T8">35</text:span></text:p>
          </table:table-cell>
          <table:table-cell table:style-name="Table1.B7" office:value-type="string">
            <text:p text:style-name="P6">Logikfehler im FrontEnd noch zu implementieren (Wenn Aufgabenstellung nicht richtig bearbeitet wird →Error Message =&gt; “Überarbeite deinen Code”)</text:p>
          </table:table-cell>
          <table:table-cell table:style-name="Table1.C7" office:value-type="string">
            <text:p text:style-name="P13">T.Ö, S.G, <text:span text:style-name="T4">D.D</text:span></text:p>
          </table:table-cell>
        </table:table-row>
        <table:table-row table:style-name="TableLine2071806168416">
          <table:table-cell table:style-name="Table1.A8" office:value-type="string">
            <text:p text:style-name="P10">16:40</text:p>
          </table:table-cell>
          <table:table-cell table:style-name="Table1.B8" office:value-type="string">
            <text:p text:style-name="P8">Vorschlag: Show Solution → gibt nur 50% der XP</text:p>
          </table:table-cell>
          <table:table-cell table:style-name="Table1.C8" office:value-type="string">
            <text:p text:style-name="P13">T.Ö, S.G, <text:span text:style-name="T4">D.D</text:span></text:p>
          </table:table-cell>
        </table:table-row>
        <table:table-row table:style-name="TableLine2071806178208">
          <table:table-cell table:style-name="Table1.A9" office:value-type="string">
            <text:p text:style-name="P10">16:45</text:p>
          </table:table-cell>
          <table:table-cell table:style-name="Table1.B9" office:value-type="string">
            <text:p text:style-name="P9">Nächster Termin:</text:p>
            <text:p text:style-name="P9"/>
            <text:p text:style-name="P9">20.06.22 <text:span text:style-name="T9">(</text:span>12:00 Uhr)</text:p>
            <text:p text:style-name="P9"/>
            <text:p text:style-name="P9">Top 1 : Schma<text:span text:style-name="T8">ler Durchstich</text:span></text:p>
            <text:p text:style-name="P9">Top 2: SR2</text:p>
          </table:table-cell>
          <table:table-cell table:style-name="Table1.C9" office:value-type="string">
            <text:p text:style-name="P14">T.Ö, S.G, <text:span text:style-name="T4">D.D</text:span></text:p>
          </table:table-cell>
        </table:table-row>
      </table:table>
      <text:p text:style-name="P11"><draw:frame text:anchor-type="paragraph" draw:z-index="1" draw:name="Text Frame 2" draw:style-name="gr1" draw:text-style-name="P16" svg:width="3.379cm" svg:height="1.255cm" svg:x="14.6cm" svg:y="12.39cm"><draw:text-box><text:p><text:span text:style-name="T11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6-17T01:36:57.942000000</dc:date>
    <meta:editing-duration>PT17H11M36S</meta:editing-duration>
    <meta:editing-cycles>9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0" meta:word-count="142" meta:character-count="896" meta:non-whitespace-character-count="796"/>
  </office:meta>
</office:document-meta>
</file>